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462" officeooo:paragraph-rsid="000e7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v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19:59:49.352923967</meta:creation-date>
    <dc:date>2021-09-09T20:00:03.037338484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5" meta:non-whitespace-character-count="4"/>
    <meta:generator>LibreOffice/6.4.7.2$Linux_X86_64 LibreOffice_project/40$Build-2</meta:generator>
  </office:meta>
</office:document-meta>
</file>